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211db5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12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normal" officeooo:rsid="00211db5" officeooo:paragraph-rsid="00211db5" style:language-asian="ru" style:country-asian="RU" style:font-weight-asian="normal" style:font-name-complex="Times New Roman1" style:font-size-complex="11pt" style:font-weight-complex="normal"/>
    </style:style>
    <style:style style:name="P13" style:family="paragraph" style:parent-style-name="Standard_20__28_user_29_">
      <style:text-properties style:use-window-font-color="true"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14" style:family="paragraph" style:parent-style-name="Standard_20__28_user_29_"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5" style:family="paragraph" style:parent-style-name="Standard_20__28_user_29_">
      <style:text-properties style:use-window-font-color="true" style:font-name="Calibri" fo:font-size="11pt" fo:language="ru" fo:country="RU" officeooo:paragraph-rsid="0020365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6" style:family="paragraph" style:parent-style-name="Standard_20__28_user_29_">
      <style:text-properties style:use-window-font-color="true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7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Calibri" fo:font-size="11pt" fo:language="ru" fo:country="RU" style:text-underline-style="none" officeooo:rsid="00211db5" officeooo:paragraph-rsid="00211db5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8" style:family="paragraph" style:parent-style-name="Standard_20__28_user_29_">
      <style:text-properties style:use-window-font-color="true" style:font-name="Calibri" fo:font-size="11pt" fo:language="ru" fo:country="RU" style:text-underline-style="none" officeooo:paragraph-rsid="0021a1f3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9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Calibri" fo:font-size="11pt" fo:language="ru" fo:country="RU" style:text-underline-style="none" fo:font-weight="bold" officeooo:rsid="00211db5" officeooo:paragraph-rsid="00211db5" style:letter-kerning="false" fo:background-color="transparent" style:font-name-asian="Calibri1" style:font-size-asian="11pt" style:language-asian="ru" style:country-asian="RU" style:font-weight-asian="bold" style:font-name-complex="DejaVu Sans" style:font-size-complex="11pt" style:language-complex="ar" style:country-complex="SA" style:font-weight-complex="bold"/>
    </style:style>
    <style:style style:name="P20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23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24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25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fo:font-weight="bold" style:font-weight-asian="bold" style:font-name-complex="Times New Roman1" style:font-weight-complex="bold"/>
    </style:style>
    <style:style style:name="P26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0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32" style:family="paragraph" style:parent-style-name="Standard">
      <style:text-properties fo:color="#000000" style:font-name="Droid Sans Mono" fo:font-size="10.5pt" fo:font-weight="normal" style:font-size-asian="10.5pt" style:font-weight-asian="normal"/>
    </style:style>
    <style:style style:name="P33" style:family="paragraph" style:parent-style-name="Standard">
      <style:text-properties fo:color="#000000" style:font-name="Droid Sans Mono" fo:font-size="10.5pt" fo:font-weight="normal" style:font-size-asian="10.5pt" style:font-weight-asian="normal" style:font-name-complex="Times New Roman1" style:font-size-complex="14pt" style:font-weight-complex="normal"/>
    </style:style>
    <style:style style:name="P34" style:family="paragraph" style:parent-style-name="Standard">
      <style:text-properties fo:color="#000000" style:font-name="Droid Sans Mono" fo:font-size="10.5pt" fo:language="ru" fo:country="RU" fo:font-weight="normal" style:letter-kerning="false" style:font-name-asian="Calibri1" style:font-size-asian="10.5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35" style:family="paragraph" style:parent-style-name="Standard">
      <style:text-properties fo:color="#000000" style:font-name="Droid Sans Mono" fo:font-size="10.5pt" fo:language="ru" fo:country="RU" fo:font-weight="bold" style:letter-kerning="false" style:font-name-asian="Calibri1" style:font-size-asian="10.5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36" style:family="paragraph" style:parent-style-name="Standard">
      <style:text-properties fo:color="#000000" style:font-name="Droid Sans Mono" fo:font-size="10.5pt" fo:font-weight="bold" style:font-size-asian="10.5pt" style:font-weight-asian="bold" style:font-name-complex="Times New Roman1" style:font-size-complex="14pt" style:font-weight-complex="bold"/>
    </style:style>
    <style:style style:name="P37" style:family="paragraph" style:parent-style-name="Standard"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8" style:family="paragraph" style:parent-style-name="Standard_20__28_user_29_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rsid="001d21dd" officeooo:paragraph-rsid="001d21dd" style:font-name-asian="Times New Roman1" style:font-size-asian="14pt" style:font-name-complex="Times New Roman1" style:font-size-complex="14pt"/>
    </style:style>
    <style:style style:name="P39" style:family="paragraph" style:parent-style-name="Text_20_body">
      <style:paragraph-properties fo:text-align="justify" style:justify-single-word="false"/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40" style:family="paragraph" style:parent-style-name="Text_20_body">
      <style:paragraph-properties fo:text-align="justify" style:justify-single-word="false"/>
      <style:text-properties style:use-window-font-color="true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41" style:family="paragraph" style:parent-style-name="Standard">
      <style:paragraph-properties fo:margin-top="0cm" fo:margin-bottom="0.499cm" loext:contextual-spacing="false"/>
      <style:text-properties style:use-window-font-color="true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42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4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5" style:family="paragraph" style:parent-style-name="Heading_20_3"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46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List_20_Paragraph" style:list-style-name="WWNum6">
      <style:text-properties style:use-window-font-color="true" style:font-name="Times New Roman" fo:font-size="14pt" fo:language="ru" fo:country="RU" officeooo:paragraph-rsid="001f8c06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48" style:family="paragraph" style:parent-style-name="List_20_Paragraph" style:list-style-name="WWNum9">
      <style:text-properties style:use-window-font-color="true" style:font-name="Times New Roman" fo:font-size="14pt" fo:language="ru" fo:country="RU" officeooo:paragraph-rsid="001f8c06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49" style:family="paragraph" style:parent-style-name="List_20_Paragraph" style:list-style-name="WWNum39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0" style:family="paragraph" style:parent-style-name="List_20_Paragraph" style:list-style-name="WWNum6">
      <style:paragraph-properties fo:margin-top="0cm" fo:margin-bottom="0cm" loext:contextual-spacing="false" fo:line-height="150%" fo:text-align="center" style:justify-single-word="false">
        <style:tab-stops>
          <style:tab-stop style:position="5.766cm"/>
        </style:tab-stops>
      </style:paragraph-properties>
      <style:text-properties style:use-window-font-color="true" style:font-name="Times New Roman" fo:font-size="14pt" fo:language="ru" fo:country="RU" fo:font-weight="bold" officeooo:paragraph-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1" style:family="paragraph" style:parent-style-name="List_20_Paragraph" style:list-style-name="WWNum6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style:font-name="Times New Roman" fo:font-size="14pt" fo:language="ru" fo:country="RU" fo:font-weight="bold" officeooo:paragraph-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2" style:family="paragraph" style:parent-style-name="Standard" style:list-style-name="WWNum37">
      <style:paragraph-properties fo:margin-left="0.953cm" fo:margin-right="0cm" fo:margin-top="0cm" fo:margin-bottom="0cm" loext:contextual-spacing="false" fo:line-height="100%" fo:text-indent="0cm" style:auto-text-indent="false"/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3" style:family="paragraph" style:parent-style-name="Standard" style:list-style-name="WWNum38">
      <style:paragraph-properties fo:margin-left="0.953cm" fo:margin-right="0cm" fo:margin-top="0cm" fo:margin-bottom="0cm" loext:contextual-spacing="false" fo:line-height="100%" fo:text-indent="0cm" style:auto-text-indent="false"/>
      <style:text-properties style:use-window-font-color="true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4" style:family="paragraph" style:parent-style-name="Text_20_body" style:list-style-name="L1"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5" style:family="paragraph" style:parent-style-name="Text_20_body">
      <style:paragraph-properties fo:text-align="justify" style:justify-single-word="false"/>
      <style:text-properties style:use-window-font-color="true" style:font-name="Calibri" fo:font-size="11pt" fo:language="ru" fo:country="RU" officeooo:paragraph-rsid="00235f6a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6" style:family="paragraph" style:parent-style-name="Text_20_body">
      <style:paragraph-properties fo:text-align="justify" style:justify-single-word="false"/>
      <style:text-properties officeooo:paragraph-rsid="00235f6a"/>
    </style:style>
    <style:style style:name="P57" style:family="paragraph" style:parent-style-name="Text_20_body" style:list-style-name="L1">
      <style:paragraph-properties fo:margin-top="0cm" fo:margin-bottom="0cm" loext:contextual-spacing="false"/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1f8c06" style:font-name-asian="Times New Roman1" style:font-size-asian="14pt" style:font-name-complex="Times New Roman1" style:font-size-complex="14pt"/>
    </style:style>
    <style:style style:name="T7" style:family="text">
      <style:text-properties style:use-window-font-color="true" style:font-name="Times New Roman" fo:font-size="14pt" fo:language="ru" fo:country="RU" fo:font-weight="bold" officeooo: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8" style:family="text">
      <style:text-properties style:use-window-font-color="true" style:font-name="Calibri" fo:font-size="11pt" fo:language="ru" fo:country="RU" style:text-underline-style="none" style:letter-kerning="false" fo:background-color="transparent" loext:char-shading-value="0" style:font-name-asian="Calibri1" style:font-size-asian="11pt" style:font-name-complex="DejaVu Sans" style:language-complex="ar" style:country-complex="SA"/>
    </style:style>
    <style:style style:name="T9" style:family="text">
      <style:text-properties style:use-window-font-color="true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0" style:family="text">
      <style:text-properties style:use-window-font-color="true" style:font-name="Calibri" fo:font-size="11pt" fo:language="ru" fo:country="RU" officeooo:rsid="00235f6a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1" style:family="text">
      <style:text-properties officeooo:rsid="001f8c06"/>
    </style:style>
    <style:style style:name="T12" style:family="text">
      <style:text-properties fo:font-style="italic"/>
    </style:style>
    <style:style style:name="T13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14" style:family="text">
      <style:text-properties style:text-underline-style="solid" style:text-underline-width="auto" style:text-underline-color="font-color" fo:font-weight="bold" officeooo:rsid="00203656" fo:background-color="transparent" loext:char-shading-value="0"/>
    </style:style>
    <style:style style:name="T15" style:family="text">
      <style:text-properties style:text-underline-style="none" fo:background-color="transparent" loext:char-shading-value="0"/>
    </style:style>
    <style:style style:name="T16" style:family="text">
      <style:text-properties style:text-underline-style="none" officeooo:rsid="00203656" fo:background-color="transparent" loext:char-shading-value="0"/>
    </style:style>
    <style:style style:name="T17" style:family="text">
      <style:text-properties style:text-underline-style="none" officeooo:rsid="00211db5" fo:background-color="transparent" loext:char-shading-value="0"/>
    </style:style>
    <style:style style:name="T18" style:family="text">
      <style:text-properties fo:font-weight="normal" officeooo:rsid="00211db5" style:font-weight-asian="normal" style:font-weight-complex="normal"/>
    </style:style>
    <style:style style:name="T19" style:family="text">
      <style:text-properties fo:font-weight="normal" officeooo:rsid="001f8c06" style:font-weight-asian="normal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officeooo:rsid="00235f6a"/>
    </style:style>
    <style:style style:name="T22" style:family="text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осковский Авиационный Институт</text:p>
      <text:p text:style-name="P10">(Национальный Исследовательский Университет)</text:p>
      <text:p text:style-name="P10">Факультет информационных технологий и прикладной математики</text:p>
      <text:p text:style-name="P10">Кафедра вычислительной математики и программирования</text:p>
      <text:p text:style-name="P4"/>
      <text:p text:style-name="P4"/>
      <text:p text:style-name="P2"><text:span text:style-name="T7">Курсовой проект</text:span><text:span text:style-name="T1"> по курсу</text:span></text:p>
      <text:p text:style-name="P5">«Операционные системы»</text:p>
      <text:p text:style-name="P5"/>
      <text:p text:style-name="P2"/>
      <text:p text:style-name="P3"/>
      <text:p text:style-name="P4"/>
      <text:p text:style-name="P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/>
      <text:p text:style-name="P30"/>
      <text:p text:style-name="P30"/>
      <text:p text:style-name="P30"/>
      <text:p text:style-name="P30"/>
      <text:p text:style-name="P38">­</text:p>
      <text:p text:style-name="P23"><text:span text:style-name="T3">Студент: </text:span><text:span text:style-name="T4">Мусаелян Ярослав</text:span></text:p>
      <text:p text:style-name="P31"><text:span text:style-name="T3">Группа: </text:span><text:span text:style-name="T5">М8О-207Б-21</text:span></text:p>
      <text:p text:style-name="P31"><text:span text:style-name="T3">Вариант: </text:span><text:span text:style-name="T6">19</text:span></text:p>
      <text:p text:style-name="P20">Преподаватель: Миронов Евгений Сергеевич</text:p>
      <text:p text:style-name="P20">Оценка: ___________</text:p>
      <text:p text:style-name="P20">Дата: ___________</text:p>
      <text:p text:style-name="P20">Подпись: ___________</text:p>
      <text:p text:style-name="P21"/>
      <text:p text:style-name="P21"/>
      <text:p text:style-name="P24"><text:span text:style-name="T3">Москва, 202</text:span><text:span text:style-name="T5">2</text:span></text:p>
      <text:p text:style-name="P22"/>
      <text:p text:style-name="P6"><text:soft-page-break/>Содержание</text:p>
      <text:list xml:id="list8253809" text:style-name="WWNum5">
        <text:list-item text:start-value="1">
          <text:p text:style-name="P46">Репозиторий</text:p>
        </text:list-item>
        <text:list-item text:style-override="WWNum6">
          <text:p text:style-name="P47">Постановка задачи</text:p>
        </text:list-item>
        <text:list-item text:style-override="WWNum6">
          <text:p text:style-name="P47">Подробное описание каждого из исследуемых алгоритмов</text:p>
        </text:list-item>
        <text:list-item text:style-override="WWNum6">
          <text:p text:style-name="P47">Процесс тестирования</text:p>
        </text:list-item>
        <text:list-item text:style-override="WWNum9">
          <text:p text:style-name="P48">Исходный код</text:p>
        </text:list-item>
        <text:list-item text:style-override="WWNum9">
          <text:p text:style-name="P48"><text:span text:style-name="T11">З</text:span>аключение по проведенной работе</text:p>
        </text:list-item>
      </text:list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Репозиторий</text:p>
      <text:p text:style-name="P11">https://github.com/YMusaelyan/os</text:p>
      <text:p text:style-name="P6">Постановка задачи</text:p>
      <text:h text:style-name="P43" text:outline-level="2">Цель работы</text:h>
      <text:list xml:id="list417649095" text:style-name="WWNum39">
        <text:list-header>
          <text:p text:style-name="P49">Приобретение практических навыков в использовании знаний, полученных в течении курса, <text:span text:style-name="T11">п</text:span>роведение исследования в выбранной предметной области</text:p>
        </text:list-header>
      </text:list>
      <text:h text:style-name="P44" text:outline-level="2">Задание</text:h>
      <text:h text:style-name="P45" text:outline-level="3">Аллокаторы памяти</text:h>
      <text:p text:style-name="P37">Исследование 2 аллокаторов памяти: необходимо реализовать два алгоритма аллокации памяти и сравнить их по следующим характеристикам:</text:p>
      <text:list xml:id="list1764087570" text:style-name="WWNum37">
        <text:list-item>
          <text:p text:style-name="P52">Фактор использования</text:p>
        </text:list-item>
        <text:list-item>
          <text:p text:style-name="P52">Скорость выделения блоков</text:p>
        </text:list-item>
        <text:list-item>
          <text:p text:style-name="P52">Скорость освобождения блоков</text:p>
        </text:list-item>
        <text:list-item>
          <text:p text:style-name="P52">Простота использования аллокатора</text:p>
        </text:list-item>
      </text:list>
      <text:p text:style-name="P28"/>
      <text:p text:style-name="P28">Каждый аллокатор памяти должен иметь функции аналогичные стандартным функциям free и malloc (realloc, опционально). <text:s/>Перед работой каждый аллокатор инициализируется свободными страницами памяти, выделенными стандартными средствами ядра. Необходимо самостоятельно разработать стратегию тестирования для определения ключевых характеристик аллокаторов памяти. При тестировании нужно свести к минимуму потери точности из-за накладных расходов при измерении ключевых характеристик, описанных выше.</text:p>
      <text:p text:style-name="P28">В отчете необходимо отобразить следующее:</text:p>
      <text:list xml:id="list161423305" text:style-name="WWNum38">
        <text:list-item>
          <text:p text:style-name="P53">Подробное описание каждого из исследуемых алгоритмов</text:p>
        </text:list-item>
        <text:list-item>
          <text:p text:style-name="P53">Процесс тестирования</text:p>
        </text:list-item>
        <text:list-item>
          <text:p text:style-name="P53">Обоснование подхода тестирования</text:p>
        </text:list-item>
        <text:list-item>
          <text:p text:style-name="P53">Результаты тестирования</text:p>
        </text:list-item>
        <text:list-item>
          <text:p text:style-name="P53">Заключение по проведенной работе</text:p>
        </text:list-item>
      </text:list>
      <text:p text:style-name="P29"/>
      <text:p text:style-name="P29"><text:span text:style-name="T11">19. </text:span>Необходимо сравнить два алгоритма аллокации: списки свободных блоков (наиболее подходящее) и блоки по 2 в степени n</text:p>
      <text:list xml:id="list132508963578584" text:continue-list="list8253809" text:style-name="WWNum6">
        <text:list-header>
          <text:p text:style-name="P50">Подробное описание каждого из исследуемых алгоритмов</text:p>
        </text:list-header>
      </text:list>
      <text:p text:style-name="P16">Аллокатор или распределитель памяти в языке программирования C++ — специализированный класс, реализующий и инкапсулирующий малозначимые (с прикладной точки зрения) детали распределения и освобождения ресурсов компьютерной памяти. </text:p>
      <text:p text:style-name="P41">Концептуально выделяется пять основных операции, которые можно осуществить над аллокатором (хочется отметить, что не все аллокаторы могут явно соответствовать этому интерфейсу):</text:p>
      <text:list xml:id="list2769765921" text:style-name="L1">
        <text:list-item>
          <text:p text:style-name="P57"><text:span text:style-name="T12">create</text:span> – создает аллокатор и отдает ему в распоряжение некоторый объем памяти; </text:p>
        </text:list-item>
        <text:list-item>
          <text:p text:style-name="P57"><text:span text:style-name="T12">allocate</text:span> – выделяет блок определенного размера из области памяти, которым распоряжается аллокатор; </text:p>
        </text:list-item>
        <text:list-item>
          <text:p text:style-name="P57"><text:span text:style-name="T12">deallocate</text:span> – освобождает определенный блок; </text:p>
        </text:list-item>
        <text:list-item>
          <text:p text:style-name="P57"><text:span text:style-name="T12">free</text:span> – освобождает все выделенные блоки из памяти аллокатора <text:soft-page-break/>(память, выделенная аллокатору, не освобождается); </text:p>
        </text:list-item>
        <text:list-item>
          <text:p text:style-name="P54"><text:span text:style-name="T12">destroy</text:span> – уничтожает аллокатор с последующим освобождением памяти, выделенной аллокатору. </text:p>
        </text:list-item>
      </text:list>
      <text:p text:style-name="P40">Для выделения памяти в куче могут быть использованы алгоритмы, построенные на любой из рассмотренных ранее стратегий размещения, например на методе первого подходящего или следующего подходящего. Для этого требуется только, чтобы в куче был в том или ином виде реализован список свободных блоков.</text:p>
      <text:p text:style-name="P56"><text:span text:style-name="T9">Просматривая такой список свободных блоков, можно без труда выбрать подходящий, блок в соответствии с заданной стратегией размещения. Однако, основные трудности при работе с кучей связаны не с выделением памяти, а с ее освобождением. </text:span><text:span text:style-name="T10">К</text:span><text:span text:style-name="T9">аждый </text:span><text:span text:style-name="T10">блок</text:span><text:span text:style-name="T9"> содержит заголовок. В заголовке представлена информация о размере этого блока, размере предыдущего блока и логическая переменная, показывающая свободен ли блок. При запросе на выделение памяти определённого размера ищется первый подходящий свободный блок, </text:span><text:span text:style-name="T10">в соответствии с заданной стратегией размещения</text:span><text:span text:style-name="T9">. При деаллокации ранее выделенной памяти сначала проверяется </text:span><text:span text:style-name="T10">доступность</text:span><text:span text:style-name="T9"> переданного указателя, </text:span><text:span text:style-name="T10">п</text:span><text:span text:style-name="T9">осле просто в заголовке меняем информацию о том, что блок доступен для использования.</text:span></text:p>
      <text:p text:style-name="P55"><text:s/>Главная проблема состоит в необходимости выполнять объединение примыкающих свободных блоков, если таковые появляются в ходе освобождения памяти.</text:p>
      <text:p text:style-name="P39">Если возвращаемые в кучу блоки памяти не объединять, то достаточно скоро вся куча будет разбита на множество мелких свободных блоков, не пригодных для повторного использования. </text:p>
      <text:p text:style-name="P14"><text:span text:style-name="T13">Алгоритм “наиболее подходящего”</text:span><text:span text:style-name="T15">. При очередном запросе на выделение памяти подбирает</text:span><text:span text:style-name="T16">ся</text:span><text:span text:style-name="T15"> в списке свободных блоков наименьший блок, размер которого больше или равен запросу. Алгоритм “наиболее подходящего” обеспечивает сохранение более крупных свободных блоков, но может потребовать просмотра всего списка свободных блоков.</text:span></text:p>
      <text:p text:style-name="P15"><text:span text:style-name="T13">Алгоритм </text:span><text:span text:style-name="T14">на блоках 2 в степени n</text:span><text:span text:style-name="T15">. </text:span><text:span text:style-name="T16">При очередном запросе на выделение памяти </text:span><text:span text:style-name="T17">размер блоков выравнивается под ближайщую большую степень двойки.</text:span></text:p>
      <text:list xml:id="list132509471608418" text:continue-list="list132508963578584" text:style-name="WWNum6">
        <text:list-header>
          <text:p text:style-name="P51">Процесс тестирования</text:p>
        </text:list-header>
      </text:list>
      <text:p text:style-name="P17">Для процесса тестирования будем засекать время с помощью функции time() для аллокации и деаллокации памяти с помощью реализованных алгоритмов. Проводить тестирование будем используя вектор большого размера, где каждый элемент будет хранить указатель на выделенную память.</text:p>
      <text:p text:style-name="P17">В результате работы получили: <text:s/></text:p>
      <text:p text:style-name="P19">Time allocate BinaryAllocator:8085</text:p>
      <text:p text:style-name="P19">Time deallocate BinaryAllocator:83</text:p>
      <text:p text:style-name="P19"><text:soft-page-break/>Time allocate FreeBlocksAllocator:3286</text:p>
      <text:p text:style-name="P19">Time deallocate FreeBlocksAllocator:87</text:p>
      <text:p text:style-name="P12"><text:span text:style-name="T8">Таким образом, можем сделать вывод, что освобождение память происходит почти за одно и тоже время, так как функции освобождения идентичные, но вот алгоритм на блоках 2 в степени n почти в три раза дольше выделяет память, чем алгоритм на свободных блоках наиболее подходящего.</text:span> </text:p>
      <text:p text:style-name="P27"><text:span text:style-name="T1">Исходный</text:span><text:span text:style-name="T2"> </text:span><text:span text:style-name="T1">код</text:span></text:p>
      <text:p text:style-name="P26"/>
      <text:p text:style-name="P25">main.cpp</text:p>
      <text:p text:style-name="P32">#include &lt;iostream&gt;</text:p>
      <text:p text:style-name="P32">#include &lt;ctime&gt;</text:p>
      <text:p text:style-name="P32">#include &lt;vector&gt;</text:p>
      <text:p text:style-name="P32">#include "binary_allocator.h"</text:p>
      <text:p text:style-name="P32">#include "freeblock_allocator.h"</text:p>
      <text:p text:style-name="P32"><text:s/><text:tab/></text:p>
      <text:p text:style-name="P32">using namespace std;</text:p>
      <text:p text:style-name="P32"/>
      <text:p text:style-name="P32">int main() {</text:p>
      <text:p text:style-name="P32"><text:tab/>int start, end, size;</text:p>
      <text:p text:style-name="P32"><text:tab/>auto allocator1 = BinaryAllocator(1024000);</text:p>
      <text:p text:style-name="P32"><text:tab/>vector&lt;void *&gt; pointer(10000);</text:p>
      <text:p text:style-name="P32"><text:tab/>start = clock();</text:p>
      <text:p text:style-name="P32"><text:tab/>for(int i = 0; i &lt; 10000; i++) {</text:p>
      <text:p text:style-name="P32"><text:tab/><text:tab/>pointer[i] = allocator1.allocate(i + 1);</text:p>
      <text:p text:style-name="P32"><text:tab/>}</text:p>
      <text:p text:style-name="P32"><text:tab/>end = clock();</text:p>
      <text:p text:style-name="P32"><text:tab/>cout &lt;&lt; "Time allocate BinaryAllocator:" &lt;&lt; end - start &lt;&lt;"\n"&lt;&lt; endl;</text:p>
      <text:p text:style-name="P32"/>
      <text:p text:style-name="P32"><text:tab/>start = clock();</text:p>
      <text:p text:style-name="P32"><text:tab/>for(int i = 0; i &lt; 10000; i++) {</text:p>
      <text:p text:style-name="P32"><text:tab/><text:tab/>allocator1.deallocate(pointer[i]);</text:p>
      <text:p text:style-name="P32"><text:tab/>}</text:p>
      <text:p text:style-name="P32"><text:tab/>end = clock();</text:p>
      <text:p text:style-name="P32"><text:tab/>cout &lt;&lt; "Time deallocate BinaryAllocator:" &lt;&lt; end - start &lt;&lt;"\n"&lt;&lt; endl;</text:p>
      <text:p text:style-name="P32"/>
      <text:p text:style-name="P32"><text:tab/>auto allocator2 = FreeBlocksAllocator(1024000);</text:p>
      <text:p text:style-name="P32"><text:tab/>start = clock();</text:p>
      <text:p text:style-name="P32"><text:tab/>for(int i = 0; i &lt; 10000; i++) {</text:p>
      <text:p text:style-name="P32"><text:tab/><text:tab/>pointer[i] = allocator2.allocate(i + 1);</text:p>
      <text:p text:style-name="P32"><text:tab/>}</text:p>
      <text:p text:style-name="P32"><text:tab/>end = clock();</text:p>
      <text:p text:style-name="P32"><text:tab/>cout &lt;&lt; "Time allocate FreeBlocksAllocator:" &lt;&lt; end - start &lt;&lt;"\n"&lt;&lt; endl;</text:p>
      <text:p text:style-name="P32"/>
      <text:p text:style-name="P32"><text:tab/>start = clock();</text:p>
      <text:p text:style-name="P32"><text:tab/>for(int i = 0; i &lt; 10000; i++) {</text:p>
      <text:p text:style-name="P32"><text:tab/><text:tab/>allocator2.deallocate(pointer[i]);</text:p>
      <text:p text:style-name="P32"><text:tab/>}</text:p>
      <text:p text:style-name="P32"><text:tab/>end = clock();</text:p>
      <text:p text:style-name="P32"><text:tab/>cout &lt;&lt; "Time deallocate FreeBlocksAllocator:" &lt;&lt; end - start &lt;&lt;"\n"&lt;&lt; endl;</text:p>
      <text:p text:style-name="P32"/>
      <text:p text:style-name="P32"><text:tab/>return 0;</text:p>
      <text:p text:style-name="P32"><text:soft-page-break/>}</text:p>
      <text:p text:style-name="P32"/>
      <text:p text:style-name="P36">allocator.h</text:p>
      <text:p text:style-name="P33"/>
      <text:p text:style-name="P33">#ifndef ALLOCATOR_H</text:p>
      <text:p text:style-name="P33">#define ALLOCATOR_H</text:p>
      <text:p text:style-name="P33"/>
      <text:p text:style-name="P33">#include &lt;iostream&gt;</text:p>
      <text:p text:style-name="P33"/>
      <text:p text:style-name="P33">class Allocator {</text:p>
      <text:p text:style-name="P33">public:</text:p>
      <text:p text:style-name="P33"><text:s text:c="4"/>typedef void value_type;</text:p>
      <text:p text:style-name="P33"><text:s text:c="4"/>typedef value_type *pointer;</text:p>
      <text:p text:style-name="P33"/>
      <text:p text:style-name="P33"><text:s text:c="4"/>Allocator() = default;</text:p>
      <text:p text:style-name="P33"/>
      <text:p text:style-name="P33"><text:s text:c="4"/>~Allocator() {</text:p>
      <text:p text:style-name="P33"><text:s text:c="8"/>::free(pointer_start);</text:p>
      <text:p text:style-name="P33"><text:s text:c="4"/>}</text:p>
      <text:p text:style-name="P33"/>
      <text:p text:style-name="P33"><text:s text:c="4"/>void free() {</text:p>
      <text:p text:style-name="P33"><text:s text:c="8"/>auto *header = static_cast&lt;Header *&gt;(pointer_start);</text:p>
      <text:p text:style-name="P33"><text:s text:c="8"/>header-&gt;size = (size_total - size_header);</text:p>
      <text:p text:style-name="P33"><text:s text:c="8"/>header-&gt;available = true;</text:p>
      <text:p text:style-name="P33"><text:s text:c="8"/>size_used = size_header;</text:p>
      <text:p text:style-name="P33"><text:s text:c="4"/>};</text:p>
      <text:p text:style-name="P33"/>
      <text:p text:style-name="P33"><text:s text:c="4"/>virtual pointer allocate(size_t size) = 0;</text:p>
      <text:p text:style-name="P33"><text:s text:c="4"/>virtual void deallocate(pointer ptr) = 0;</text:p>
      <text:p text:style-name="P33"/>
      <text:p text:style-name="P33">protected:</text:p>
      <text:p text:style-name="P33"/>
      <text:p text:style-name="P33"><text:s text:c="4"/>struct Header {</text:p>
      <text:p text:style-name="P33"><text:s text:c="4"/>public:</text:p>
      <text:p text:style-name="P33"><text:s text:c="8"/>size_t size;</text:p>
      <text:p text:style-name="P33"><text:s text:c="8"/>size_t size_previous;</text:p>
      <text:p text:style-name="P33"><text:s text:c="8"/>bool available;</text:p>
      <text:p text:style-name="P33"/>
      <text:p text:style-name="P33"><text:s text:c="8"/>inline Header *next() {</text:p>
      <text:p text:style-name="P33"><text:s text:c="12"/>return (Header *) ((char *) (this + 1) + size);</text:p>
      <text:p text:style-name="P33"><text:s text:c="8"/>}</text:p>
      <text:p text:style-name="P33"/>
      <text:p text:style-name="P33"><text:s text:c="8"/>inline Header *previous() {</text:p>
      <text:p text:style-name="P33"><text:s text:c="12"/>return (Header *) ((char *) this - size_previous) - 1;</text:p>
      <text:p text:style-name="P33"><text:s text:c="8"/>}</text:p>
      <text:p text:style-name="P33"/>
      <text:p text:style-name="P33"><text:s text:c="4"/>};</text:p>
      <text:p text:style-name="P33"/>
      <text:p text:style-name="P33"><text:s text:c="4"/>const size_t size_header = sizeof(Header);</text:p>
      <text:p text:style-name="P33"><text:s text:c="4"/>pointer pointer_start = nullptr;</text:p>
      <text:p text:style-name="P33"><text:s text:c="4"/>pointer pointer_end = nullptr;</text:p>
      <text:p text:style-name="P33"><text:s text:c="4"/>size_t size_total = 0;</text:p>
      <text:p text:style-name="P33"><text:s text:c="4"/>size_t size_used = 0;</text:p>
      <text:p text:style-name="P33"/>
      <text:p text:style-name="P33"><text:s text:c="4"/>Header* find(size_t size) {</text:p>
      <text:p text:style-name="P33"><text:s text:c="8"/>auto *header = static_cast&lt;Header *&gt;(pointer_start);</text:p>
      <text:p text:style-name="P33"><text:s text:c="8"/>while (!header-&gt;available || header-&gt;size &lt; size) {</text:p>
      <text:p text:style-name="P33"><text:s text:c="12"/>header = header-&gt;next();</text:p>
      <text:p text:style-name="P33"><text:s text:c="12"/>if (header &gt;= pointer_end) { </text:p>
      <text:p text:style-name="P33"><text:soft-page-break/><text:s text:c="16"/>return nullptr; </text:p>
      <text:p text:style-name="P33"><text:s text:c="12"/>}</text:p>
      <text:p text:style-name="P33"><text:s text:c="8"/>}</text:p>
      <text:p text:style-name="P33"><text:s text:c="8"/>return header;</text:p>
      <text:p text:style-name="P33"><text:s text:c="4"/>}</text:p>
      <text:p text:style-name="P33"/>
      <text:p text:style-name="P33"><text:s text:c="4"/>void block_separation(Header *header, size_t chunk) {</text:p>
      <text:p text:style-name="P33"><text:s text:c="8"/>size_t size_block = header-&gt;size;</text:p>
      <text:p text:style-name="P33"><text:s text:c="8"/>header-&gt;size = chunk;</text:p>
      <text:p text:style-name="P33"><text:s text:c="8"/>header-&gt;available = false;</text:p>
      <text:p text:style-name="P33"><text:s text:c="8"/>if (size_block - chunk &gt;= size_header) {</text:p>
      <text:p text:style-name="P33"><text:s text:c="12"/>auto *next = header-&gt;next();</text:p>
      <text:p text:style-name="P33"><text:s text:c="12"/>next-&gt;size_previous = chunk;</text:p>
      <text:p text:style-name="P33"><text:s text:c="12"/>next-&gt;size = size_block - chunk - size_header;</text:p>
      <text:p text:style-name="P33"><text:s text:c="12"/>next-&gt;available = true;</text:p>
      <text:p text:style-name="P33"><text:s text:c="12"/>size_used += chunk + size_header;</text:p>
      <text:p text:style-name="P33"><text:s text:c="12"/>auto *followed = next-&gt;next();</text:p>
      <text:p text:style-name="P33"><text:s text:c="12"/>if (followed &lt; pointer_end) {</text:p>
      <text:p text:style-name="P33"><text:s text:c="16"/>followed-&gt;size_previous = next-&gt;size;</text:p>
      <text:p text:style-name="P33"><text:s text:c="12"/>}</text:p>
      <text:p text:style-name="P33"><text:s text:c="8"/>} else {</text:p>
      <text:p text:style-name="P33"><text:s text:c="12"/>header-&gt;size = size_block;</text:p>
      <text:p text:style-name="P33"><text:s text:c="12"/>size_used += size_block;</text:p>
      <text:p text:style-name="P33"><text:s text:c="8"/>}</text:p>
      <text:p text:style-name="P33"><text:s text:c="4"/>}</text:p>
      <text:p text:style-name="P33"/>
      <text:p text:style-name="P33"><text:s text:c="4"/>bool check_address(void *ptr) {</text:p>
      <text:p text:style-name="P33"><text:s text:c="8"/>auto *header = static_cast&lt;Header *&gt;(pointer_start);</text:p>
      <text:p text:style-name="P33"><text:s text:c="8"/>while (header &lt; pointer_end) {</text:p>
      <text:p text:style-name="P33"><text:s text:c="12"/>if (header + 1 == ptr){ </text:p>
      <text:p text:style-name="P33"><text:s text:c="16"/>return true; </text:p>
      <text:p text:style-name="P33"><text:s text:c="12"/>}</text:p>
      <text:p text:style-name="P33"><text:s text:c="12"/>header = header-&gt;next();</text:p>
      <text:p text:style-name="P33"><text:s text:c="8"/>}</text:p>
      <text:p text:style-name="P33"><text:s text:c="8"/>return false;</text:p>
      <text:p text:style-name="P33"><text:s text:c="4"/>}</text:p>
      <text:p text:style-name="P33"/>
      <text:p text:style-name="P33">};</text:p>
      <text:p text:style-name="P34"/>
      <text:p text:style-name="P34">#endif //ALLOCATOR_H</text:p>
      <text:p text:style-name="P34"/>
      <text:p text:style-name="P35">binary_allocator.h</text:p>
      <text:p text:style-name="P34"/>
      <text:p text:style-name="P34">#ifndef BINARYALLOCATOR_H</text:p>
      <text:p text:style-name="P34">#define BINARYALLOCATOR_H</text:p>
      <text:p text:style-name="P34"/>
      <text:p text:style-name="P34">#include &lt;cmath&gt;</text:p>
      <text:p text:style-name="P34">#include "allocator.h"</text:p>
      <text:p text:style-name="P34"/>
      <text:p text:style-name="P34">class BinaryAllocator : public Allocator {</text:p>
      <text:p text:style-name="P34">public:</text:p>
      <text:p text:style-name="P34"/>
      <text:p text:style-name="P34"><text:s text:c="4"/>size_t approximation(size_t size) {</text:p>
      <text:p text:style-name="P34"><text:s text:c="8"/>int i = 0;</text:p>
      <text:p text:style-name="P34"><text:s text:c="8"/>while (pow(2, i) &lt; size){</text:p>
      <text:p text:style-name="P34"><text:s text:c="12"/>i++;</text:p>
      <text:p text:style-name="P34"><text:s text:c="8"/>}</text:p>
      <text:p text:style-name="P34"><text:s text:c="8"/>return (size_t) pow(2, i);</text:p>
      <text:p text:style-name="P34"><text:s text:c="4"/>};</text:p>
      <text:p text:style-name="P34"><text:soft-page-break/></text:p>
      <text:p text:style-name="P34"><text:s text:c="4"/>pointer allocate(size_t size) override {</text:p>
      <text:p text:style-name="P34"><text:s text:c="8"/>if (size &lt;= 0) {</text:p>
      <text:p text:style-name="P34"><text:s text:c="12"/>std::cerr &lt;&lt; "size must be bigger than 0\n";</text:p>
      <text:p text:style-name="P34"><text:s text:c="12"/>return nullptr;</text:p>
      <text:p text:style-name="P34"><text:s text:c="8"/>}</text:p>
      <text:p text:style-name="P34"><text:s text:c="8"/>size = approximation(size);</text:p>
      <text:p text:style-name="P34"><text:s text:c="8"/>if (size &gt; size_total - size_used) {</text:p>
      <text:p text:style-name="P34"><text:s text:c="12"/>return nullptr; </text:p>
      <text:p text:style-name="P34"><text:s text:c="8"/>}</text:p>
      <text:p text:style-name="P34"><text:s text:c="8"/>auto *header = find(size);</text:p>
      <text:p text:style-name="P34"><text:s text:c="8"/>if (header == nullptr) { </text:p>
      <text:p text:style-name="P34"><text:s text:c="12"/>return nullptr; </text:p>
      <text:p text:style-name="P34"><text:s text:c="8"/>}</text:p>
      <text:p text:style-name="P34"><text:s text:c="8"/>block_separation(header, size);</text:p>
      <text:p text:style-name="P34"><text:s text:c="8"/>return header + 1;</text:p>
      <text:p text:style-name="P34"><text:s text:c="4"/>};</text:p>
      <text:p text:style-name="P34"/>
      <text:p text:style-name="P34"><text:s text:c="4"/>void deallocate(pointer ptr) override {</text:p>
      <text:p text:style-name="P34"><text:s text:c="8"/>if (!check_address(ptr)) {</text:p>
      <text:p text:style-name="P34"><text:s text:c="12"/>return;</text:p>
      <text:p text:style-name="P34"><text:s text:c="8"/>}</text:p>
      <text:p text:style-name="P34"><text:s text:c="8"/>auto *header = static_cast&lt;Header *&gt;(ptr) - 1;</text:p>
      <text:p text:style-name="P34"><text:s text:c="8"/>header-&gt;available = true;</text:p>
      <text:p text:style-name="P34"><text:s text:c="8"/>size_used -= header-&gt;size;</text:p>
      <text:p text:style-name="P34"><text:s text:c="8"/>defragmentation(header);</text:p>
      <text:p text:style-name="P34"><text:s text:c="4"/>};</text:p>
      <text:p text:style-name="P34"/>
      <text:p text:style-name="P34"><text:s text:c="4"/>explicit BinaryAllocator(size_t size) {</text:p>
      <text:p text:style-name="P34"><text:s text:c="8"/>size = approximation(size);</text:p>
      <text:p text:style-name="P34"><text:s text:c="8"/>if ((pointer_start = malloc(size)) == nullptr) {</text:p>
      <text:p text:style-name="P34"><text:s text:c="12"/>std::cerr &lt;&lt; "failed to allocate memory\n";</text:p>
      <text:p text:style-name="P34"><text:s text:c="12"/>return;</text:p>
      <text:p text:style-name="P34"><text:s text:c="8"/>}</text:p>
      <text:p text:style-name="P34"><text:s text:c="8"/>size_total = size;</text:p>
      <text:p text:style-name="P34"><text:s text:c="8"/>pointer_end = static_cast&lt;void *&gt;(static_cast&lt;char *&gt;(pointer_start) + size_total);</text:p>
      <text:p text:style-name="P34"><text:s text:c="8"/>auto *header = (Header *) pointer_start;</text:p>
      <text:p text:style-name="P34"><text:s text:c="8"/></text:p>
      <text:p text:style-name="P34"><text:s text:c="8"/>header-&gt;size = (size_total - size_header);</text:p>
      <text:p text:style-name="P34"><text:s text:c="8"/>header-&gt;size_previous = 0;</text:p>
      <text:p text:style-name="P34"><text:s text:c="8"/>size_used = size_header;</text:p>
      <text:p text:style-name="P34"><text:s text:c="8"/>header-&gt;available = true;</text:p>
      <text:p text:style-name="P34"><text:s text:c="4"/>};</text:p>
      <text:p text:style-name="P34"/>
      <text:p text:style-name="P34">private:</text:p>
      <text:p text:style-name="P34"/>
      <text:p text:style-name="P34"><text:s text:c="4"/>void defragmentation(Header *header) {</text:p>
      <text:p text:style-name="P34"><text:s text:c="8"/>if (previous_free(header)) {</text:p>
      <text:p text:style-name="P34"><text:s text:c="12"/>auto *previous = header-&gt;previous();</text:p>
      <text:p text:style-name="P34"><text:s text:c="12"/>if (header-&gt;next() &lt; pointer_end) {</text:p>
      <text:p text:style-name="P34"><text:s text:c="16"/>header-&gt;next()-&gt;size_previous += previous-&gt;size + size_header;</text:p>
      <text:p text:style-name="P34"><text:s text:c="12"/>}</text:p>
      <text:p text:style-name="P34"><text:s text:c="12"/>previous-&gt;size += header-&gt;size + size_header;</text:p>
      <text:p text:style-name="P34"><text:s text:c="12"/>size_used -= size_header;</text:p>
      <text:p text:style-name="P34"><text:s text:c="12"/>header = previous;</text:p>
      <text:p text:style-name="P34"><text:s text:c="8"/>}</text:p>
      <text:p text:style-name="P34"><text:s text:c="8"/>if (next_free(header)) {</text:p>
      <text:p text:style-name="P34"><text:s text:c="12"/>header-&gt;size += size_header + header-&gt;next()-&gt;size;</text:p>
      <text:p text:style-name="P34"><text:s text:c="12"/>size_used -= size_header;</text:p>
      <text:p text:style-name="P34"><text:soft-page-break/><text:s text:c="12"/>auto *next = header-&gt;next();</text:p>
      <text:p text:style-name="P34"><text:s text:c="12"/>if (next != pointer_end) { next-&gt;size_previous = header-&gt;size; }</text:p>
      <text:p text:style-name="P34"><text:s text:c="8"/>}</text:p>
      <text:p text:style-name="P34"><text:s text:c="4"/>}</text:p>
      <text:p text:style-name="P34"/>
      <text:p text:style-name="P34"><text:s text:c="4"/>bool previous_free(Header *header) {</text:p>
      <text:p text:style-name="P34"><text:s text:c="8"/>auto *previous = header-&gt;previous();</text:p>
      <text:p text:style-name="P34"><text:s text:c="8"/>return header != pointer_start &amp;&amp; previous-&gt;available;</text:p>
      <text:p text:style-name="P34"><text:s text:c="4"/>}</text:p>
      <text:p text:style-name="P34"/>
      <text:p text:style-name="P34"><text:s text:c="4"/>bool next_free(Header *header) {</text:p>
      <text:p text:style-name="P34"><text:s text:c="8"/>auto *next = header-&gt;next();</text:p>
      <text:p text:style-name="P34"><text:s text:c="8"/>return header != pointer_end &amp;&amp; next-&gt;available;</text:p>
      <text:p text:style-name="P34"><text:s text:c="4"/>}</text:p>
      <text:p text:style-name="P34"/>
      <text:p text:style-name="P34">};</text:p>
      <text:p text:style-name="P34"/>
      <text:p text:style-name="P34">#endif //BINARYALLOCATOR_H</text:p>
      <text:p text:style-name="P34"/>
      <text:p text:style-name="P35">freeblock_allocator.h</text:p>
      <text:p text:style-name="P34"/>
      <text:p text:style-name="P34">#ifndef FREEBLOCKSALLOCATOR_H</text:p>
      <text:p text:style-name="P34">#define FREEBLOCKSALLOCATOR_H</text:p>
      <text:p text:style-name="P34"/>
      <text:p text:style-name="P34">#include "allocator.h"</text:p>
      <text:p text:style-name="P34"/>
      <text:p text:style-name="P34">class FreeBlocksAllocator : public Allocator {</text:p>
      <text:p text:style-name="P34">public:</text:p>
      <text:p text:style-name="P34"/>
      <text:p text:style-name="P34"><text:s text:c="4"/>pointer allocate(size_t size) override {</text:p>
      <text:p text:style-name="P34"><text:s text:c="8"/>if (size &lt;= 0) {</text:p>
      <text:p text:style-name="P34"><text:s text:c="12"/>std::cerr &lt;&lt; "size must be bigger than 0\n";</text:p>
      <text:p text:style-name="P34"><text:s text:c="12"/>return nullptr;</text:p>
      <text:p text:style-name="P34"><text:s text:c="8"/>}</text:p>
      <text:p text:style-name="P34"><text:s text:c="8"/>if (size &gt; size_total - size_used) { </text:p>
      <text:p text:style-name="P34"><text:s text:c="12"/>return nullptr; </text:p>
      <text:p text:style-name="P34"><text:s text:c="8"/>}</text:p>
      <text:p text:style-name="P34"><text:s text:c="8"/>auto *header = find(size);</text:p>
      <text:p text:style-name="P34"><text:s text:c="8"/>if (header == nullptr) { </text:p>
      <text:p text:style-name="P34"><text:s text:c="12"/>return nullptr;</text:p>
      <text:p text:style-name="P34"><text:s text:c="8"/>}</text:p>
      <text:p text:style-name="P34"><text:s text:c="8"/>block_separation(header, size);</text:p>
      <text:p text:style-name="P34"><text:s text:c="8"/>return header + 1;</text:p>
      <text:p text:style-name="P34"><text:s text:c="4"/>};</text:p>
      <text:p text:style-name="P34"/>
      <text:p text:style-name="P34"><text:s text:c="4"/>void deallocate(pointer ptr) override {</text:p>
      <text:p text:style-name="P34"><text:s text:c="8"/>if (!check_address(ptr)) {</text:p>
      <text:p text:style-name="P34"><text:s text:c="12"/>return;</text:p>
      <text:p text:style-name="P34"><text:s text:c="8"/>}</text:p>
      <text:p text:style-name="P34"><text:s text:c="8"/>auto *header = static_cast&lt;Header *&gt;(ptr) - 1;</text:p>
      <text:p text:style-name="P34"><text:s text:c="8"/>header-&gt;available = true;</text:p>
      <text:p text:style-name="P34"><text:s text:c="8"/>size_used -= header-&gt;size;</text:p>
      <text:p text:style-name="P34"><text:s text:c="8"/>defragmentation(header);</text:p>
      <text:p text:style-name="P34"><text:s text:c="4"/>};</text:p>
      <text:p text:style-name="P34"/>
      <text:p text:style-name="P34"><text:s text:c="4"/>explicit FreeBlocksAllocator(size_t size) {</text:p>
      <text:p text:style-name="P34"><text:s text:c="8"/>if ((pointer_start = malloc(size)) == nullptr) {</text:p>
      <text:p text:style-name="P34"><text:s text:c="12"/>std::cerr &lt;&lt; "failed to allocate memory\n";</text:p>
      <text:p text:style-name="P34"><text:s text:c="12"/>return;</text:p>
      <text:p text:style-name="P34"><text:soft-page-break/><text:s text:c="8"/>}</text:p>
      <text:p text:style-name="P34"><text:s text:c="8"/>size_total = size;</text:p>
      <text:p text:style-name="P34"><text:s text:c="8"/>pointer_end = static_cast&lt;void *&gt;(static_cast&lt;char *&gt;(pointer_start) + size_total);</text:p>
      <text:p text:style-name="P34"><text:s text:c="8"/>auto *header = (Header *) pointer_start;</text:p>
      <text:p text:style-name="P34"><text:s text:c="8"/>header-&gt;size = (size_total - size_header);</text:p>
      <text:p text:style-name="P34"><text:s text:c="8"/>header-&gt;size_previous = 0;</text:p>
      <text:p text:style-name="P34"><text:s text:c="8"/>header-&gt;available = true;</text:p>
      <text:p text:style-name="P34"><text:s text:c="8"/>size_used = size_header;</text:p>
      <text:p text:style-name="P34"><text:s text:c="4"/>};</text:p>
      <text:p text:style-name="P34"/>
      <text:p text:style-name="P34">private:</text:p>
      <text:p text:style-name="P34"/>
      <text:p text:style-name="P34"><text:s text:c="4"/>void defragmentation(Header *header) {</text:p>
      <text:p text:style-name="P34"><text:s text:c="8"/>if (previous_free(header)) {</text:p>
      <text:p text:style-name="P34"><text:s text:c="12"/>auto *previous = header-&gt;previous();</text:p>
      <text:p text:style-name="P34"><text:s text:c="12"/>if (header-&gt;next() != pointer_end) {</text:p>
      <text:p text:style-name="P34"><text:s text:c="16"/>header-&gt;next()-&gt;size_previous += previous-&gt;size + size_header;</text:p>
      <text:p text:style-name="P34"><text:s text:c="12"/>}</text:p>
      <text:p text:style-name="P34"><text:s text:c="12"/>previous-&gt;size += header-&gt;size + size_header;</text:p>
      <text:p text:style-name="P34"><text:s text:c="12"/>size_used -= size_header;</text:p>
      <text:p text:style-name="P34"><text:s text:c="12"/>header = previous;</text:p>
      <text:p text:style-name="P34"><text:s text:c="8"/>}</text:p>
      <text:p text:style-name="P34"><text:s text:c="8"/>if (next_free(header)) {</text:p>
      <text:p text:style-name="P34"><text:s text:c="12"/>header-&gt;size += size_header + header-&gt;next()-&gt;size;</text:p>
      <text:p text:style-name="P34"><text:s text:c="12"/>size_used -= size_header;</text:p>
      <text:p text:style-name="P34"><text:s text:c="12"/>auto *next = header-&gt;next();</text:p>
      <text:p text:style-name="P34"><text:s text:c="12"/>if (next != pointer_end) { next-&gt;size_previous = header-&gt;size; }</text:p>
      <text:p text:style-name="P34"><text:s text:c="8"/>}</text:p>
      <text:p text:style-name="P34"><text:s text:c="4"/>}</text:p>
      <text:p text:style-name="P34"/>
      <text:p text:style-name="P34"><text:s text:c="4"/>bool previous_free(Header *header) {</text:p>
      <text:p text:style-name="P34"><text:s text:c="8"/>auto *previous = header-&gt;previous();</text:p>
      <text:p text:style-name="P34"><text:s text:c="8"/>return header != pointer_start &amp;&amp; previous-&gt;available;</text:p>
      <text:p text:style-name="P34"><text:s text:c="4"/>}</text:p>
      <text:p text:style-name="P34"/>
      <text:p text:style-name="P34"><text:s text:c="4"/>bool next_free(Header *header) {</text:p>
      <text:p text:style-name="P34"><text:s text:c="8"/>auto *next = header-&gt;next();</text:p>
      <text:p text:style-name="P34"><text:s text:c="8"/>return header != pointer_end &amp;&amp; next-&gt;available;</text:p>
      <text:p text:style-name="P34"><text:s text:c="4"/>}</text:p>
      <text:p text:style-name="P34"/>
      <text:p text:style-name="P34">};</text:p>
      <text:p text:style-name="P34"/>
      <text:p text:style-name="P34">#endif //FREEBLOCKSALLOCATOR_H</text:p>
      <text:p text:style-name="P7"/>
      <text:p text:style-name="P8">Выводы</text:p>
      <text:p text:style-name="P18"><text:span text:style-name="T18">В ходе проделанной работы я приобретение практические навыкы в использовании знаний, полученных в течении курса, </text:span><text:span text:style-name="T19">п</text:span><text:span text:style-name="T18">ровел исследование в области аллокаторов, сравнил два алгоритма аллокации памяти: списки свободных блоков (наиболее подходящее) и блоки по 2 в степени 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3-01-06T13:25:04.570994319</dc:date>
    <meta:editing-cycles>14</meta:editing-cycles>
    <meta:editing-duration>PT1H34M52S</meta:editing-duration>
    <meta:generator>LibreOffice/6.4.7.2$Linux_X86_64 LibreOffice_project/40$Build-2</meta:generator>
    <meta:document-statistic meta:table-count="0" meta:image-count="0" meta:object-count="0" meta:page-count="10" meta:paragraph-count="339" meta:word-count="1605" meta:character-count="13787" meta:non-whitespace-character-count="107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